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46021" officeooo:paragraph-rsid="00146021"/>
    </style:style>
    <style:style style:name="P2" style:family="paragraph" style:parent-style-name="Standard">
      <style:text-properties officeooo:rsid="00160554" officeooo:paragraph-rsid="00160554"/>
    </style:style>
    <style:style style:name="T1" style:family="text">
      <style:text-properties officeooo:rsid="00146021"/>
    </style:style>
    <style:style style:name="T2" style:family="text">
      <style:text-properties officeooo:rsid="00160554"/>
    </style:style>
    <style:style style:name="T3" style:family="text">
      <style:text-properties fo:color="#729fcf"/>
    </style:style>
    <style:style style:name="T4" style:family="text">
      <style:text-properties fo:color="#5983b0"/>
    </style:style>
    <style:style style:name="T5" style:family="text">
      <style:text-properties fo:color="#3465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</text:span>-<text:a xlink:type="simple" xlink:href="https://www.cidj.com/metiers/ingenieur-en-intelligence-artificielle-ia" text:style-name="Internet_20_link" text:visited-style-name="Visited_20_Internet_20_Link">Ingénieur en intelligence artificielle – IA</text:a> <text:span text:style-name="T1">V</text:span></text:p>
      <text:p text:style-name="Standard"/>
      <text:p text:style-name="Standard">L'<text:span text:style-name="Strong_20_Emphasis">ingénieur en intelligence artificielle</text:span> est à la fois un chercheur et un informaticien. Il met au point des <text:span text:style-name="Strong_20_Emphasis">programmes informatiques</text:span> capables de réfléchir et d'effectuer des tâches effectuées par l'homme.</text:p>
      <text:p text:style-name="Standard"/>
      <text:p text:style-name="Standard"/>
      <text:p text:style-name="Standard"><text:span text:style-name="T2">2</text:span>-<text:a xlink:type="simple" xlink:href="https://www.cidj.com/metiers/modeleur-3d" text:style-name="Internet_20_link" text:visited-style-name="Visited_20_Internet_20_Link">Modeleur 3D</text:a> <text:span text:style-name="T2">V</text:span></text:p>
      <text:p text:style-name="Standard"/>
      <text:p text:style-name="Standard">En ajoutant de la profondeur à la hauteur et à la largeur, la <text:span text:style-name="Strong_20_Emphasis">3D</text:span> introduit la notion de volume. Le travail du <text:span text:style-name="Strong_20_Emphasis">modeleur 3D </text:span>se situe entre les images fixes réalisées par les infographistes et la programmation informatique.</text:p>
      <text:p text:style-name="Standard"/>
      <text:p text:style-name="Standard"/>
      <text:p text:style-name="Standard"><text:span text:style-name="T2">3</text:span>-<text:a xlink:type="simple" xlink:href="https://www.cidj.com/metiers/responsable-de-securite-des-systemes-d-information" text:style-name="Internet_20_link" text:visited-style-name="Visited_20_Internet_20_Link">Responsable de sécurité des systèmes d'information</text:a> <text:span text:style-name="T1">V</text:span></text:p>
      <text:p text:style-name="Standard"/>
      <text:p text:style-name="Standard">Le ou la <text:span text:style-name="Strong_20_Emphasis">responsable de sécurité des systèmes d'information (SI) </text:span>a pour mission de mettre en échec<text:span text:style-name="Strong_20_Emphasis">  virus </text:span>et tentatives <text:span text:style-name="Strong_20_Emphasis">d’intrusion </text:span>des <text:span text:style-name="Strong_20_Emphasis">hackers </text:span>(<text:span text:style-name="Strong_20_Emphasis">pirates informatiques</text:span>) dans les <text:span text:style-name="Strong_20_Emphasis">systèmes informatiques</text:span>.</text:p>
      <text:p text:style-name="Standard"/>
      <text:p text:style-name="Standard"/>
      <text:p text:style-name="Standard">-<text:a xlink:type="simple" xlink:href="https://www.cidj.com/metiers/analyste-soc-security-operation-center" text:style-name="Internet_20_link" text:visited-style-name="Visited_20_Internet_20_Link">Analyste SOC (security operation center)</text:a> <text:span text:style-name="T1">X</text:span></text:p>
      <text:p text:style-name="Standard"/>
      <text:p text:style-name="Standard">-<text:a xlink:type="simple" xlink:href="https://www.cidj.com/metiers/automaticien-automaticienne" text:style-name="Internet_20_link" text:visited-style-name="Visited_20_Internet_20_Link">Automaticien / Automaticienne</text:a> <text:span text:style-name="T2">X</text:span></text:p>
      <text:p text:style-name="Standard"/>
      <text:p text:style-name="Standard">En tant que spécialiste de la maintenance,<text:span text:style-name="Strong_20_Emphasis"> l’automaticien / automaticienne </text:span>contrôle, règle, nettoie ou remplace tout ou partie des dispositifs robotisés ou pilotés par des automates : vérins hydrauliques ou pneumatiques, électrovannes, contacteurs, relais…</text:p>
      <text:p text:style-name="Standard"/>
      <text:p text:style-name="Standard"/>
      <text:p text:style-name="Standard"><text:span text:style-name="T2">4</text:span>-<text:a xlink:type="simple" xlink:href="https://www.cidj.com/metiers/developpeur-developpeuse-informatique" text:style-name="Internet_20_link" text:visited-style-name="Visited_20_Internet_20_Link">Développeur / Développeuse informatique</text:a> <text:span text:style-name="T1">V</text:span></text:p>
      <text:p text:style-name="Standard"/>
      <text:p text:style-name="Standard">Le<text:span text:style-name="Strong_20_Emphasis"> développeur informatique / la développeuse informatique </text:span>réalise un cahier des charges fixant les besoins des utilisateurs et décrivant les solutions <text:span text:style-name="Strong_20_Emphasis">techniques </text:span>envisagées.</text:p>
      <text:p text:style-name="Standard"/>
      <text:p text:style-name="Standard"/>
      <text:p text:style-name="Standard"><text:span text:style-name="T2">5</text:span>-<text:a xlink:type="simple" xlink:href="https://www.cidj.com/metiers/data-analyst-data-scientist" text:style-name="Internet_20_link" text:visited-style-name="Visited_20_Internet_20_Link">Data analyst / Data scientist</text:a> <text:span text:style-name="T1">V</text:span></text:p>
      <text:p text:style-name="Standard"/>
      <text:p text:style-name="Standard">Le <text:span text:style-name="Strong_20_Emphasis">data analyst</text:span> et le <text:span text:style-name="Strong_20_Emphasis">data scientist </text:span>sont responsables du croisement des <text:span text:style-name="Strong_20_Emphasis">données </text:span>de l'entreprise avec celles mises à disposition via les <text:span text:style-name="Strong_20_Emphasis">services web</text:span> et autres canaux <text:span text:style-name="Strong_20_Emphasis">digitaux </text:span>(téléphone mobile..). Leur objectif : donner du sens à ces données et en extraire de la valeur pour aider l'entreprise à prendre des décisions stratégiques ou opérationnelles. </text:p>
      <text:p text:style-name="Standard"/>
      <text:p text:style-name="Standard"/>
      <text:p text:style-name="Standard"><text:span text:style-name="T2">6</text:span>-<text:a xlink:type="simple" xlink:href="https://www.cidj.com/metiers/administrateur-administratrice-base-de-donnees" text:style-name="Internet_20_link" text:visited-style-name="Visited_20_Internet_20_Link">Administrateur / Administratrice base de données</text:a> <text:span text:style-name="T1">V</text:span></text:p>
      <text:p text:style-name="Standard"/>
      <text:p text:style-name="P1"><text:span text:style-name="T2">7</text:span>-<text:span text:style-name="T5">webMater</text:span> V</text:p>
      <text:p text:style-name="P1"/>
      <text:p text:style-name="P2">8-<text:span text:style-name="T5">Admin réseaux V</text:span></text:p>
      <text:p text:style-name="P2"><text:span text:style-name="T5"/></text:p>
      <text:p text:style-name="P2"><text:span text:style-name="T5">-cloud storage X</text:span></text:p>
      <text:p text:style-name="P2"><text:span text:style-name="T5"/></text:p>
      <text:p text:style-name="P2"><text:soft-page-break/><text:span text:style-name="T5">-Responsable SEO X </text:span></text:p>
      <text:p text:style-name="P2"><text:span text:style-name="T5"/></text:p>
      <text:p text:style-name="P2"><text:span text:style-name="T5">9-Testeur V</text:span></text:p>
      <text:p text:style-name="P2"><text:span text:style-name="T5"/></text:p>
      <text:p text:style-name="P2"><text:span text:style-name="T5">-Domotique X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6:23:40.655510096</meta:creation-date>
    <dc:date>2019-11-15T17:55:50.655842480</dc:date>
    <meta:editing-duration>PT1H1M12S</meta:editing-duration>
    <meta:editing-cycles>3</meta:editing-cycles>
    <meta:generator>LibreOffice/6.2.4.2$MacOSX_X86_64 LibreOffice_project/2412653d852ce75f65fbfa83fb7e7b669a126d64</meta:generator>
    <meta:document-statistic meta:table-count="0" meta:image-count="0" meta:object-count="0" meta:page-count="2" meta:paragraph-count="20" meta:word-count="268" meta:character-count="1813" meta:non-whitespace-character-count="1561"/>
  </office:meta>
</office:document-meta>
</file>